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:Tag:ID</text:p>
          </table:table-cell>
          <table:table-cell office:value-type="string" calcext:value-type="string">
            <text:p>Point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 office:value-type="string" calcext:value-type="string">
            <text:p>03:00:01:41:1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</text:p>
          </table:table-cell>
          <table:table-cell office:value-type="string" calcext:value-type="string">
            <text:p>03:00:01:57:7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 office:value-type="string" calcext:value-type="string">
            <text:p>03:00:01:2A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 office:value-type="string" calcext:value-type="string">
            <text:p>03:00:03:AB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 office:value-type="string" calcext:value-type="string">
            <text:p>03:00:01:84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 office:value-type="string" calcext:value-type="string">
            <text:p>03:00:02:5E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 office:value-type="string" calcext:value-type="string">
            <text:p>2A:00:6D:99:B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 office:value-type="string" calcext:value-type="string">
            <text:p>2A:00:6D:8E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 office:value-type="string" calcext:value-type="string">
            <text:p>2A:00:6D:7F:3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 office:value-type="string" calcext:value-type="string">
            <text:p>03:00:02:0E:5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 office:value-type="string" calcext:value-type="string">
            <text:p>2A:00:6D:B0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 office:value-type="string" calcext:value-type="string">
            <text:p>2A:00:6D:0A:5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 office:value-type="string" calcext:value-type="string">
            <text:p>03:00:03:6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 office:value-type="string" calcext:value-type="string">
            <text:p>03:00:02:69:E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 office:value-type="string" calcext:value-type="string">
            <text:p>03:00:01:D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 office:value-type="string" calcext:value-type="string">
            <text:p>03:00:01:38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 office:value-type="string" calcext:value-type="string">
            <text:p>03:00:00:90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 office:value-type="string" calcext:value-type="string">
            <text:p>03:00:02:14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 office:value-type="string" calcext:value-type="string">
            <text:p>03:00:00:97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 office:value-type="string" calcext:value-type="string">
            <text:p>03:00:01:6A:C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 office:value-type="string" calcext:value-type="string">
            <text:p>03:00:00:7A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 office:value-type="string" calcext:value-type="string">
            <text:p>03:00:02:D9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 office:value-type="string" calcext:value-type="string">
            <text:p>03:00:01:89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 office:value-type="string" calcext:value-type="string">
            <text:p>03:00:01:5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 office:value-type="string" calcext:value-type="string">
            <text:p>03:00:01:2C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 office:value-type="string" calcext:value-type="string">
            <text:p>03:00:01:93:8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 office:value-type="string" calcext:value-type="string">
            <text:p>03:00:00:62:6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 office:value-type="string" calcext:value-type="string">
            <text:p>03:00:02:C1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 office:value-type="string" calcext:value-type="string">
            <text:p>2A:00:6D:6B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 office:value-type="string" calcext:value-type="string">
            <text:p>03:00:00:94:E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 office:value-type="string" calcext:value-type="string">
            <text:p>03:00:03:9B:E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 office:value-type="string" calcext:value-type="string">
            <text:p>03:00:02:2A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 office:value-type="string" calcext:value-type="string">
            <text:p>03:00:01:E3:4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 office:value-type="string" calcext:value-type="string">
            <text:p>03:00:02:9C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 office:value-type="string" calcext:value-type="string">
            <text:p>03:00:01:9C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 office:value-type="string" calcext:value-type="string">
            <text:p>03:00:03:03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 office:value-type="string" calcext:value-type="string">
            <text:p>03:00:00:78:0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 office:value-type="string" calcext:value-type="string">
            <text:p>03:00:00:5D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 office:value-type="string" calcext:value-type="string">
            <text:p>03:00:00:89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;132</text:p>
          </table:table-cell>
          <table:table-cell office:value-type="string" calcext:value-type="string">
            <text:p>03:00:03:5B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 table:style-name="ce6" office:value-type="string" calcext:value-type="string">
            <text:p>2A:00:6D:17:4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 table:style-name="ce6" office:value-type="string" calcext:value-type="string">
            <text:p>2A:00:6D:5B:6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 table:style-name="ce6" office:value-type="string" calcext:value-type="string">
            <text:p>2A:00:6D:5D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 table:style-name="ce6" office:value-type="string" calcext:value-type="string">
            <text:p>2A:00:6D:5D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 table:style-name="ce6" office:value-type="string" calcext:value-type="string">
            <text:p>2A:00:6D:24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;136</text:p>
          </table:table-cell>
          <table:table-cell table:style-name="ce6" office:value-type="string" calcext:value-type="string">
            <text:p>2A:00:6D:8A:5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 table:style-name="ce6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 table:style-name="ce6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 table:style-name="ce6" office:value-type="string" calcext:value-type="string">
            <text:p>2A:00:6D:1D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 table:style-name="ce6" office:value-type="string" calcext:value-type="string">
            <text:p>2A:00:6D:68:A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 table:style-name="ce6" office:value-type="string" calcext:value-type="string">
            <text:p>2A:00:6D:BC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 table:style-name="ce6" office:value-type="string" calcext:value-type="string">
            <text:p>2A:00:6D:5E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 table:style-name="ce6" office:value-type="string" calcext:value-type="string">
            <text:p>2A:00:6D:91:D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 table:style-name="ce6" office:value-type="string" calcext:value-type="string">
            <text:p>2A:00:6D:38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 table:style-name="ce6" office:value-type="string" calcext:value-type="string">
            <text:p>2A:00:6D:3E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 table:style-name="ce6" office:value-type="string" calcext:value-type="string">
            <text:p>2A:00:6D:3B:6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 table:style-name="ce6" office:value-type="string" calcext:value-type="string">
            <text:p>2A:00:6D:36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 table:style-name="ce6" office:value-type="string" calcext:value-type="string">
            <text:p>2A:00:6D:C2:2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 table:style-name="ce6" office:value-type="string" calcext:value-type="string">
            <text:p>2A:00:6D:5C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 table:style-name="ce6" office:value-type="string" calcext:value-type="string">
            <text:p>2A:00:6D:07:0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 office:value-type="string" calcext:value-type="string">
            <text:p>2A:00:6D:12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 office:value-type="string" calcext:value-type="string">
            <text:p>2A:00:6D:B3:D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 office:value-type="string" calcext:value-type="string">
            <text:p>2A:00:6D:45:A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 office:value-type="string" calcext:value-type="string">
            <text:p>2A:00:6D:8E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 office:value-type="string" calcext:value-type="string">
            <text:p>2A:00:6D:9B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 office:value-type="string" calcext:value-type="string">
            <text:p>2A:00:6D:23:8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 office:value-type="string" calcext:value-type="string">
            <text:p>2A:00:6D:9A:E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6-B;9A;137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A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;13B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10B-B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10B-B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1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71 and SW7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1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21 and SW2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 table:style-name="ce6" office:value-type="string" calcext:value-type="string">
            <text:p>2A:00:6D:A6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 table:style-name="ce6" office:value-type="string" calcext:value-type="string">
            <text:p>2A:00:6D:1F:0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 table:style-name="ce6" office:value-type="string" calcext:value-type="string">
            <text:p>2A:00:6C:FC:F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 table:style-name="ce6" office:value-type="string" calcext:value-type="string">
            <text:p>2A:00:6D:B4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 table:style-name="ce6" office:value-type="string" calcext:value-type="string">
            <text:p>2A:00:6D:BD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 table:style-name="ce6" office:value-type="string" calcext:value-type="string">
            <text:p>2A:00:6D:4D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 table:style-name="ce6" office:value-type="string" calcext:value-type="string">
            <text:p>2A:00:6D:BF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office:value-type="string" calcext:value-type="string">
            <text:p>U-51;4-15</text:p>
          </table:table-cell>
          <table:table-cell table:style-name="ce5" office:value-type="string" calcext:value-type="string">
            <text:p>6D;71;172</text:p>
          </table:table-cell>
          <table:table-cell table:style-name="ce6" office:value-type="string" calcext:value-type="string">
            <text:p>2A:00:6D:65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 table:style-name="ce6" office:value-type="string" calcext:value-type="string">
            <text:p>2A:00:6D:70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 table:style-name="ce6" office:value-type="string" calcext:value-type="string">
            <text:p>2A:00:6D:73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 table:style-name="ce6" office:value-type="string" calcext:value-type="string">
            <text:p>2A:00:6D:9E:F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 table:style-name="ce6" office:value-type="string" calcext:value-type="string">
            <text:p>2A:00:6D:B7:B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 table:style-name="ce6" office:value-type="string" calcext:value-type="string">
            <text:p>2A:00:6D:10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 table:style-name="ce6" office:value-type="string" calcext:value-type="string">
            <text:p>2A:00:6D:2A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 table:style-name="ce6" office:value-type="string" calcext:value-type="string">
            <text:p>2A:00:6D:51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 table:style-name="ce6" office:value-type="string" calcext:value-type="string">
            <text:p>2A:00:6D:BD:B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C;10;145</text:p>
          </table:table-cell>
          <table:table-cell table:style-name="ce6" office:value-type="string" calcext:value-type="string">
            <text:p>2A:00:6D:37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 table:style-name="ce6" office:value-type="string" calcext:value-type="string">
            <text:p>2A:00:6D:AA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 table:style-name="ce6" office:value-type="string" calcext:value-type="string">
            <text:p>2A:00:6D:25:1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2;16</text:p>
          </table:table-cell>
          <table:table-cell table:style-name="ce6" office:value-type="string" calcext:value-type="string">
            <text:p>2A:00:6D:A6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4;18;D1</text:p>
          </table:table-cell>
          <table:table-cell table:style-name="ce6" office:value-type="string" calcext:value-type="string">
            <text:p>2A:00:6D:1C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 table:style-name="ce6" office:value-type="string" calcext:value-type="string">
            <text:p>2A:00:6D:2A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 table:style-name="ce6" office:value-type="string" calcext:value-type="string">
            <text:p>2A:00:6D:03:C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 table:style-name="ce6" office:value-type="string" calcext:value-type="string">
            <text:p>2A:00:6D:00:9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 table:style-name="ce6" office:value-type="string" calcext:value-type="string">
            <text:p>2A:00:6D:73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 table:style-name="ce6" office:value-type="string" calcext:value-type="string">
            <text:p>2A:00:6D:81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 table:style-name="ce6" office:value-type="string" calcext:value-type="string">
            <text:p>2A:00:6D:76:8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 table:style-name="ce6" office:value-type="string" calcext:value-type="string">
            <text:p>2A:00:6D:33:4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 table:style-name="ce6" office:value-type="string" calcext:value-type="string">
            <text:p>2A:00:6D:97:D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26;2A;151</text:p>
          </table:table-cell>
          <table:table-cell table:style-name="ce6" office:value-type="string" calcext:value-type="string">
            <text:p>2A:00:6D:38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 table:style-name="ce6" office:value-type="string" calcext:value-type="string">
            <text:p>2A:00:6D:33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 table:style-name="ce6" office:value-type="string" calcext:value-type="string">
            <text:p>2A:00:6D:97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 table:style-name="ce6" office:value-type="string" calcext:value-type="string">
            <text:p>2A:00:6D:91:B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 table:style-name="ce6" office:value-type="string" calcext:value-type="string">
            <text:p>2A:00:6D:29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 table:style-name="ce6" office:value-type="string" calcext:value-type="string">
            <text:p>2A:00:6D:89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 table:style-name="ce6" office:value-type="string" calcext:value-type="string">
            <text:p>2A:00:6D:07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 table:style-name="ce6" office:value-type="string" calcext:value-type="string">
            <text:p>2A:00:6D:3B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office:value-type="string" calcext:value-type="string">
            <text:p>U-13;7-8</text:p>
          </table:table-cell>
          <table:table-cell table:style-name="ce5" office:value-type="string" calcext:value-type="string">
            <text:p>36;3A</text:p>
          </table:table-cell>
          <table:table-cell table:style-name="ce6" office:value-type="string" calcext:value-type="string">
            <text:p>2A:00:6D:86:4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3C</text:p>
          </table:table-cell>
          <table:table-cell table:style-name="ce6" office:value-type="string" calcext:value-type="string">
            <text:p>2A:00:6D:0B:1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A;3E;176</text:p>
          </table:table-cell>
          <table:table-cell table:style-name="ce6" office:value-type="string" calcext:value-type="string">
            <text:p>2A:00:6D:0D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 table:style-name="ce6" office:value-type="string" calcext:value-type="string">
            <text:p>2A:00:6D:8F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 table:style-name="ce6" office:value-type="string" calcext:value-type="string">
            <text:p>2A:00:6D:08:3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 table:style-name="ce6" office:value-type="string" calcext:value-type="string">
            <text:p>2A:00:6D:58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 table:style-name="ce6" office:value-type="string" calcext:value-type="string">
            <text:p>2A:00:6D:93:7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 table:style-name="ce6" office:value-type="string" calcext:value-type="string">
            <text:p>2A:00:6D:3A:A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 table:style-name="ce6" office:value-type="string" calcext:value-type="string">
            <text:p>2A:00:6D:5A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office:value-type="string" calcext:value-type="string">
            <text:p>U-20</text:p>
          </table:table-cell>
          <table:table-cell table:style-name="ce5" office:value-type="string" calcext:value-type="string">
            <text:p>48;4B</text:p>
          </table:table-cell>
          <table:table-cell table:style-name="ce6" office:value-type="string" calcext:value-type="string">
            <text:p>2A:00:6D:BD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46</text:p>
          </table:table-cell>
          <table:table-cell office:value-type="string" calcext:value-type="string">
            <text:p>2A:00:6D:9D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145;147</text:p>
          </table:table-cell>
          <table:table-cell office:value-type="string" calcext:value-type="string">
            <text:p>2A:00:6D:0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67.077" calcext:value-type="float">
            <text:p>67.077</text:p>
          </table:table-cell>
          <table:table-cell office:value-type="float" office:value="82.851" calcext:value-type="float">
            <text:p>82.851</text:p>
          </table:table-cell>
          <table:table-cell office:value-type="string" calcext:value-type="string">
            <text:p>U-35;1-6</text:p>
          </table:table-cell>
          <table:table-cell table:style-name="ce5" office:value-type="string" calcext:value-type="string">
            <text:p>146;148;152</text:p>
          </table:table-cell>
          <table:table-cell office:value-type="string" calcext:value-type="string">
            <text:p>2A:00:6D:90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7;149</text:p>
          </table:table-cell>
          <table:table-cell office:value-type="string" calcext:value-type="string">
            <text:p>2A:00:6C:EC:7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8;14A</text:p>
          </table:table-cell>
          <table:table-cell office:value-type="string" calcext:value-type="string">
            <text:p>2A:00:6D:BA:1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9;14B</text:p>
          </table:table-cell>
          <table:table-cell office:value-type="string" calcext:value-type="string">
            <text:p>2A:00:6D:38:1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A;14C</text:p>
          </table:table-cell>
          <table:table-cell office:value-type="string" calcext:value-type="string">
            <text:p>2A:00:6D:BA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B;14D</text:p>
          </table:table-cell>
          <table:table-cell office:value-type="string" calcext:value-type="string">
            <text:p>2A:00:6D:5D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C;158</text:p>
          </table:table-cell>
          <table:table-cell office:value-type="string" calcext:value-type="string">
            <text:p>2A:00:6D:7D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D;14E</text:p>
          </table:table-cell>
          <table:table-cell office:value-type="string" calcext:value-type="string">
            <text:p>2A:00:6D:8A:8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F;158;159</text:p>
          </table:table-cell>
          <table:table-cell office:value-type="string" calcext:value-type="string">
            <text:p>2A:00:6D:C1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E;150</text:p>
          </table:table-cell>
          <table:table-cell office:value-type="string" calcext:value-type="string">
            <text:p>2A:00:6C:F7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F;151</text:p>
          </table:table-cell>
          <table:table-cell office:value-type="string" calcext:value-type="string">
            <text:p>2A:00:6D:73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50;28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office:value-type="string" calcext:value-type="string">
            <text:p>U-36;1-5</text:p>
          </table:table-cell>
          <table:table-cell table:style-name="ce5" office:value-type="string" calcext:value-type="string">
            <text:p>147;153;15A</text:p>
          </table:table-cell>
          <table:table-cell office:value-type="string" calcext:value-type="string">
            <text:p>2A:00:6D:59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office:value-type="string" calcext:value-type="string">
            <text:p>3-3</text:p>
          </table:table-cell>
          <table:table-cell table:style-name="ce5" office:value-type="string" calcext:value-type="string">
            <text:p>152;154</text:p>
          </table:table-cell>
          <table:table-cell office:value-type="string" calcext:value-type="string">
            <text:p>2A:00:6D:9C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3;155</text:p>
          </table:table-cell>
          <table:table-cell office:value-type="string" calcext:value-type="string">
            <text:p>2A:00:6D:11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4;156</text:p>
          </table:table-cell>
          <table:table-cell office:value-type="string" calcext:value-type="string">
            <text:p>2A:00:6D:33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office:value-type="string" calcext:value-type="string">
            <text:p>6-3</text:p>
          </table:table-cell>
          <table:table-cell table:style-name="ce5" office:value-type="string" calcext:value-type="string">
            <text:p>155;157</text:p>
          </table:table-cell>
          <table:table-cell office:value-type="string" calcext:value-type="string">
            <text:p>2A:00:6D:96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6;159</text:p>
          </table:table-cell>
          <table:table-cell office:value-type="string" calcext:value-type="string">
            <text:p>2A:00:6D:29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office:value-type="string" calcext:value-type="string">
            <text:p>U-26;8-15</text:p>
          </table:table-cell>
          <table:table-cell table:style-name="ce5" office:value-type="string" calcext:value-type="string">
            <text:p>157;14E;15F</text:p>
          </table:table-cell>
          <table:table-cell office:value-type="string" calcext:value-type="string">
            <text:p>2A:00:6D:69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U-37;4-2</text:p>
          </table:table-cell>
          <table:table-cell table:style-name="ce5" office:value-type="string" calcext:value-type="string">
            <text:p>152;15B;160</text:p>
          </table:table-cell>
          <table:table-cell office:value-type="string" calcext:value-type="string">
            <text:p>2A:00:6D:26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office:value-type="string" calcext:value-type="string">
            <text:p>3-1</text:p>
          </table:table-cell>
          <table:table-cell table:style-name="ce5" office:value-type="string" calcext:value-type="string">
            <text:p>15A;15C</text:p>
          </table:table-cell>
          <table:table-cell office:value-type="string" calcext:value-type="string">
            <text:p>2A:00:6D:80:C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B;15D</text:p>
          </table:table-cell>
          <table:table-cell office:value-type="string" calcext:value-type="string">
            <text:p>2A:00:6D:7D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C;15E</text:p>
          </table:table-cell>
          <table:table-cell office:value-type="string" calcext:value-type="string">
            <text:p>2A:00:6D:7F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D;15F</text:p>
          </table:table-cell>
          <table:table-cell office:value-type="string" calcext:value-type="string">
            <text:p>2A:00:6D:93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E;159</text:p>
          </table:table-cell>
          <table:table-cell office:value-type="string" calcext:value-type="string">
            <text:p>2A:00:6D:BF:5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U-38;5-8</text:p>
          </table:table-cell>
          <table:table-cell table:style-name="ce5" office:value-type="string" calcext:value-type="string">
            <text:p>15A;161;166</text:p>
          </table:table-cell>
          <table:table-cell office:value-type="string" calcext:value-type="string">
            <text:p>2A:00:6D:0B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0;162</text:p>
          </table:table-cell>
          <table:table-cell office:value-type="string" calcext:value-type="string">
            <text:p>2A:00:6D:99:C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1;163</text:p>
          </table:table-cell>
          <table:table-cell office:value-type="string" calcext:value-type="string">
            <text:p>2A:00:6D:92:3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2;164</text:p>
          </table:table-cell>
          <table:table-cell office:value-type="string" calcext:value-type="string">
            <text:p>2A:00:6D:24:0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3;165</text:p>
          </table:table-cell>
          <table:table-cell office:value-type="string" calcext:value-type="string">
            <text:p>2A:00:6D:78:7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table:style-name="ce5" office:value-type="string" calcext:value-type="string">
            <text:p>164;171</text:p>
          </table:table-cell>
          <table:table-cell office:value-type="string" calcext:value-type="string">
            <text:p>2A:00:6D:C1:2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1</text:p>
          </table:table-cell>
          <table:table-cell table:formula="of:=153.258+3" office:value-type="float" office:value="156.258" calcext:value-type="float">
            <text:p>156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office:value-type="string" calcext:value-type="string">
            <text:p>U-39;5-7</text:p>
          </table:table-cell>
          <table:table-cell table:style-name="ce5" office:value-type="string" calcext:value-type="string">
            <text:p>160;167;16C</text:p>
          </table:table-cell>
          <table:table-cell office:value-type="string" calcext:value-type="string">
            <text:p>2A:00:6D:6D:2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6;168</text:p>
          </table:table-cell>
          <table:table-cell office:value-type="string" calcext:value-type="string">
            <text:p>2A:00:6D:6A:0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7;169</text:p>
          </table:table-cell>
          <table:table-cell office:value-type="string" calcext:value-type="string">
            <text:p>2A:00:6D:26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8;16A</text:p>
          </table:table-cell>
          <table:table-cell office:value-type="string" calcext:value-type="string">
            <text:p>2A:00:6D:C3:E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9;16B</text:p>
          </table:table-cell>
          <table:table-cell office:value-type="string" calcext:value-type="string">
            <text:p>2A:00:6C:F1:3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B</text:p>
          </table:table-cell>
          <table:table-cell table:formula="of:=149.38+7.5" office:value-type="float" office:value="156.88" calcext:value-type="float">
            <text:p>156.8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A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6;16D</text:p>
          </table:table-cell>
          <table:table-cell office:value-type="string" calcext:value-type="string">
            <text:p>2A:00:6C:FC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C;16E</text:p>
          </table:table-cell>
          <table:table-cell office:value-type="string" calcext:value-type="string">
            <text:p>2A:00:6D:61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D;16F</text:p>
          </table:table-cell>
          <table:table-cell office:value-type="string" calcext:value-type="string">
            <text:p>2A:00:6D:32:5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E;170</text:p>
          </table:table-cell>
          <table:table-cell office:value-type="string" calcext:value-type="string">
            <text:p>2A:00:6C:EF:B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0</text:p>
          </table:table-cell>
          <table:table-cell table:formula="of:=149.049 + (9+2/16)" office:value-type="float" office:value="158.174" calcext:value-type="float">
            <text:p>158.174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98;138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7;139</text:p>
          </table:table-cell>
          <table:table-cell office:value-type="string" calcext:value-type="string">
            <text:p>03:00:01:3B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8;13A</text:p>
          </table:table-cell>
          <table:table-cell office:value-type="string" calcext:value-type="string">
            <text:p>03:00:02:4C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9;13B</text:p>
          </table:table-cell>
          <table:table-cell office:value-type="string" calcext:value-type="string">
            <text:p>03:00:01:71:8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office:value-type="string" calcext:value-type="string">
            <text:p>5-3</text:p>
          </table:table-cell>
          <table:table-cell table:style-name="ce5" office:value-type="string" calcext:value-type="string">
            <text:p>13A;A4;13C</text:p>
          </table:table-cell>
          <table:table-cell office:value-type="string" calcext:value-type="string">
            <text:p>03:00:00:7C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office:value-type="string" calcext:value-type="string">
            <text:p>U-4;5-8</text:p>
          </table:table-cell>
          <table:table-cell table:style-name="ce5" office:value-type="string" calcext:value-type="string">
            <text:p>13B;13D;141</text:p>
          </table:table-cell>
          <table:table-cell office:value-type="string" calcext:value-type="string">
            <text:p>03:00:03:4C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C;13E</text:p>
          </table:table-cell>
          <table:table-cell office:value-type="string" calcext:value-type="string">
            <text:p>03:00:02:0D:B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D;13F</text:p>
          </table:table-cell>
          <table:table-cell office:value-type="string" calcext:value-type="string">
            <text:p>03:00:02:FE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E;140</text:p>
          </table:table-cell>
          <table:table-cell office:value-type="string" calcext:value-type="string">
            <text:p>03:00:00:93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[.B227]-10.25" office:value-type="float" office:value="74.655" calcext:value-type="float">
            <text:p>74.655</text:p>
          </table:table-cell>
          <table:table-cell table:formula="of:=[.C227]"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3C;142</text:p>
          </table:table-cell>
          <table:table-cell office:value-type="string" calcext:value-type="string">
            <text:p>03:00:02:54:0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41;143</text:p>
          </table:table-cell>
          <table:table-cell office:value-type="string" calcext:value-type="string">
            <text:p>03:00:01:CF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table:style-name="ce5" office:value-type="string" calcext:value-type="string">
            <text:p>142;144</text:p>
          </table:table-cell>
          <table:table-cell office:value-type="string" calcext:value-type="string">
            <text:p>03:00:02:DA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formula="of:=[.B231]-6.75" office:value-type="float" office:value="78.21" calcext:value-type="float">
            <text:p>78.21</text:p>
          </table:table-cell>
          <table:table-cell table:formula="of:=[.C231]"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office:value-type="string" calcext:value-type="string">
            <text:p>2-5</text:p>
          </table:table-cell>
          <table:table-cell table:style-name="ce5" office:value-type="string" calcext:value-type="string">
            <text:p>FD;133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2-6</text:p>
          </table:table-cell>
          <table:table-cell table:style-name="ce5" office:value-type="string" calcext:value-type="string">
            <text:p>132;134</text:p>
          </table:table-cell>
          <table:table-cell office:value-type="string" calcext:value-type="string">
            <text:p>03:00:01:C6:2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office:value-type="string" calcext:value-type="string">
            <text:p>2-8</text:p>
          </table:table-cell>
          <table:table-cell table:style-name="ce5" office:value-type="string" calcext:value-type="string">
            <text:p>133;135</text:p>
          </table:table-cell>
          <table:table-cell office:value-type="string" calcext:value-type="string">
            <text:p>03:00:02:03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4;136</text:p>
          </table:table-cell>
          <table:table-cell office:value-type="string" calcext:value-type="string">
            <text:p>03:00:00:28:8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5;109</text:p>
          </table:table-cell>
          <table:table-cell office:value-type="string" calcext:value-type="string">
            <text:p>03:00:01:B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6F;173</text:p>
          </table:table-cell>
          <table:table-cell office:value-type="string" calcext:value-type="string">
            <text:p>2A:00:6D:3E:6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172;174</text:p>
          </table:table-cell>
          <table:table-cell office:value-type="string" calcext:value-type="string">
            <text:p>2A:00:6D:4A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table:style-name="ce5" office:value-type="string" calcext:value-type="string">
            <text:p>173;175</text:p>
          </table:table-cell>
          <table:table-cell office:value-type="string" calcext:value-type="string">
            <text:p>2A:00:6D:6B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[.B240]+9.5" office:value-type="float" office:value="39.7325" calcext:value-type="float">
            <text:p>39.7325</text:p>
          </table:table-cell>
          <table:table-cell table:formula="of:=[.C240]"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C;177</text:p>
          </table:table-cell>
          <table:table-cell office:value-type="string" calcext:value-type="string">
            <text:p>03:00:01:B3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6;178</text:p>
          </table:table-cell>
          <table:table-cell office:value-type="string" calcext:value-type="string">
            <text:p>03:00:00:8D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7;179</text:p>
          </table:table-cell>
          <table:table-cell office:value-type="string" calcext:value-type="string">
            <text:p>2A:00:6D:7E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table:style-name="ce5" office:value-type="string" calcext:value-type="string">
            <text:p>178;17A</text:p>
          </table:table-cell>
          <table:table-cell office:value-type="string" calcext:value-type="string">
            <text:p>2A:00:6D:2C:2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A</text:p>
          </table:table-cell>
          <table:table-cell table:formula="of:=[.B245]-5.5" office:value-type="float" office:value="176.1999" calcext:value-type="float">
            <text:p>176.1999</text:p>
          </table:table-cell>
          <table:table-cell table:formula="of:=[.C245]"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office:value-type="string" calcext:value-type="string">
            <text:p>U-57;3-13</text:p>
          </table:table-cell>
          <table:table-cell table:style-name="ce5" office:value-type="string" calcext:value-type="string">
            <text:p>SW12;SW13</text:p>
          </table:table-cell>
          <table:table-cell office:value-type="string" calcext:value-type="string">
            <text:p>03:00:01:61:21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12;SW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office:value-type="string" calcext:value-type="string">
            <text:p>U-9;8-1</text:p>
          </table:table-cell>
          <table:table-cell table:style-name="ce5" office:value-type="string" calcext:value-type="string">
            <text:p>SW82;SW83</text:p>
          </table:table-cell>
          <table:table-cell office:value-type="string" calcext:value-type="string">
            <text:p>03:00:02:9D:DA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82;SW8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6;5F</text:p>
          </table:table-cell>
          <table:table-cell office:value-type="string" calcext:value-type="string">
            <text:p>03:00:03:C2:8B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23;SW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SW73;SW72</text:p>
          </table:table-cell>
          <table:table-cell office:value-type="string" calcext:value-type="string">
            <text:p>03:00:02:BD:30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73;SW72</text:p>
          </table:table-cell>
          <table:table-cell table:number-columns-repeated="1016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2:38:13.731103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eath</meta:initial-creator>
    <dc:creator>death </dc:creator>
    <meta:creation-date>2016-04-22T23:46:59Z</meta:creation-date>
    <dc:date>2016-05-10T12:40:50.172983605</dc:date>
    <meta:editing-cycles>40</meta:editing-cycles>
    <meta:editing-duration>PT1H9M51S</meta:editing-duration>
    <meta:document-statistic meta:table-count="1" meta:cell-count="1747" meta:object-count="0"/>
    <meta:user-defined meta:name="WorkbookGuid">aaff3ff4-8355-4ae5-9d96-f9758044a40b</meta:user-defined>
  </office:meta>
</office:document-meta>
</file>